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1" draw:layer="layout" svg:width="4.917cm" svg:height="7.942cm" svg:x="5.792cm" svg:y="1.61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3.827cm" svg:height="1.992cm" svg:x="0.628cm" svg:y="4.749cm">
          <text:p text:style-name="P2"><text:span text:style-name="T1">ceph_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3" draw:layer="layout" svg:width="3.547cm" svg:height="1.359cm" svg:x="6.477cm" svg:y="4.059cm">
          <text:p text:style-name="P2"><text:span text:style-name="T1">DC1_OS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3" draw:layer="layout" svg:width="3.547cm" svg:height="1.359cm" svg:x="6.477cm" svg:y="5.71cm">
          <text:p text:style-name="P2"><text:span text:style-name="T1">DC1_OS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3" draw:layer="layout" svg:width="3.547cm" svg:height="1.359cm" svg:x="6.477cm" svg:y="7.36cm">
          <text:p text:style-name="P2"><text:span text:style-name="T1">DC1_OS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3" draw:layer="layout" svg:width="3.547cm" svg:height="1.359cm" svg:x="6.477cm" svg:y="2.27cm">
          <text:p text:style-name="P2"><text:span text:style-name="T1">D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1" draw:layer="layout" svg:width="4.917cm" svg:height="7.942cm" svg:x="17.195cm" svg:y="1.61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2" draw:text-style-name="P3" draw:layer="layout" svg:width="3.547cm" svg:height="1.359cm" svg:x="17.88cm" svg:y="4.059cm">
          <text:p text:style-name="P2"><text:span text:style-name="T1">DC2_OS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3.547cm" svg:height="1.359cm" svg:x="17.88cm" svg:y="5.71cm">
          <text:p text:style-name="P2"><text:span text:style-name="T1">DC2_OS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3" draw:layer="layout" svg:width="3.547cm" svg:height="1.359cm" svg:x="17.88cm" svg:y="7.36cm">
          <text:p text:style-name="P2"><text:span text:style-name="T1">DC2_OS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3" draw:layer="layout" svg:width="3.547cm" svg:height="1.359cm" svg:x="17.88cm" svg:y="2.27cm">
          <text:p text:style-name="P2"><text:span text:style-name="T1">D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2" draw:text-style-name="P3" draw:layer="layout" svg:width="3.547cm" svg:height="1.359cm" svg:x="11.836cm" svg:y="2.27cm">
          <text:p text:style-name="P2"><text:span text:style-name="T1">D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"/>
    <meta:generator>LibreOfficeDev/6.0.5.2$Linux_X86_64 LibreOffice_project/</meta:generator>
  </office:meta>
</office:document-meta>
</file>